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list-style-name="LFO1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</office:automatic-styles>
  <office:body>
    <office:text text:use-soft-page-breaks="true">
      <text:p text:style-name="P1">Jim’s Gym</text:p>
      <text:p text:style-name="Normal"/>
      <text:p text:style-name="Normal">Amend<text:s/><text:span text:style-name="T2">task4a_gymmembership_providedcode.py</text:span><text:s/>using<text:s/><text:span text:style-name="T3">gym_memberships_data.csv to<text:s/></text:span>complete the following tasks.<text:s/><text:span text:style-name="T4">NO CHARTS</text:span>, yet – just focus on the basic output, comments, error handling, interface, etc.<text:s/></text:p>
      <text:p text:style-name="Normal"/>
      <text:p text:style-name="Normal">The program currently<text:s/></text:p>
      <text:list text:style-name="LFO1" text:continue-numbering="true">
        <text:list-item>
          <text:p text:style-name="P5">Finds total pay for provided staff</text:p>
        </text:list-item>
      </text:list>
      <text:p text:style-name="ListParagraph"/>
      <text:p text:style-name="Normal">The solution must also identify trends and patterns over time for:</text:p>
      <text:list text:style-name="LFO2" text:continue-numbering="true">
        <text:list-item>
          <text:p text:style-name="P6">Staff members under or over a given amount paid.<text:s/></text:p>
        </text:list-item>
        <text:list-item>
          <text:p text:style-name="P7">Total visits per month for all membership types</text:p>
        </text:list-item>
        <text:list-item>
          <text:p text:style-name="P8">Income for various membership types</text:p>
        </text:list-item>
        <text:list-item>
          <text:p text:style-name="P9">Different members signup date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vin Marriott</meta:initial-creator>
    <dc:creator>Kevin Marriott</dc:creator>
    <meta:creation-date>2025-03-27T10:04:00Z</meta:creation-date>
    <dc:date>2025-04-09T10:30:00Z</dc:date>
    <meta:template xlink:href="Normal.dotm" xlink:type="simple"/>
    <meta:editing-cycles>5</meta:editing-cycles>
    <meta:editing-duration>PT540S</meta:editing-duration>
    <meta:document-statistic meta:page-count="1" meta:paragraph-count="1" meta:word-count="75" meta:character-count="502" meta:row-count="3" meta:non-whitespace-character-count="428"/>
  </office:meta>
</office:document-meta>
</file>